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vo" svg:font-family="Arvo, arial, verdana"/>
    <style:font-face style:name="Open Sans" svg:font-family="'Open Sans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ira Sans" officeooo:rsid="001d09a2" officeooo:paragraph-rsid="001d09a2"/>
    </style:style>
    <style:style style:name="P2" style:family="paragraph" style:parent-style-name="Standard">
      <style:text-properties style:font-name="Fira Sans" fo:font-size="10pt" officeooo:rsid="001d09a2" officeooo:paragraph-rsid="001d09a2" style:font-size-asian="10pt" style:font-size-complex="10pt"/>
    </style:style>
    <style:style style:name="P3" style:family="paragraph" style:parent-style-name="Standard">
      <style:text-properties style:font-name="Fira Sans" fo:font-size="10pt" fo:font-weight="bold" officeooo:rsid="001d09a2" officeooo:paragraph-rsid="001d09a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website domain name</text:p>
      <text:p text:style-name="P2">www.cocogreenfarms.com</text:p>
      <text:p text:style-name="P2"/>
      <text:p text:style-name="P2">Existing website</text:p>
      <text:p text:style-name="P2">www.cocogreenfarms.com</text:p>
      <text:p text:style-name="P2"/>
      <text:p text:style-name="P2">Company or organization industry</text:p>
      <text:p text:style-name="P2">Food &amp; Beverage</text:p>
      <text:p text:style-name="P2"/>
      <text:p text:style-name="P2">Company, organization or product info and its target audience</text:p>
      <text:p text:style-name="P2">Kami adalah produsen dan exportir gula kelapa. Berada di Solo dengan luas 12.000m2, kami telah mengexport ke negara-negara Eropa, USA, China.</text:p>
      <text:p text:style-name="P2"/>
      <text:p text:style-name="P2">Target market : industri makanan-minuman, bakery, super market, industri makanan kesehatan, wholesaler, importir.</text:p>
      <text:p text:style-name="P2"/>
      <text:p text:style-name="P2">Total page(s) need to be designed</text:p>
      <text:p text:style-name="P2">10 pages</text:p>
      <text:p text:style-name="P2"/>
      <text:p text:style-name="P3">Page #1 description: Home</text:p>
      <text:p text:style-name="P2"/>
      <text:p text:style-name="P2">Hrp diberi beberapa foto yg berhubungan dengan coocnut sugar, bisa berganti2</text:p>
      <text:p text:style-name="P2"/>
      <text:p text:style-name="P3">Page #2 description: About Us. </text:p>
      <text:p text:style-name="P2"/>
      <text:p text:style-name="P2">We are an Indonesian company. We are a manufacturer and exporter of Organic coconut sugar. Located in Solo Central Java Indonesia, 55 minutes flight from Jakarta. It is just the center of coconut farming in Java.</text:p>
      <text:p text:style-name="P2"/>
      <text:p text:style-name="P2">We are dealing directly with our organic farmers, supporting an organic sustainable agriculture to aim greater live hoods for thousands of their families. </text:p>
      <text:p text:style-name="P2">Why we are dealing with organic coconut sugar , is concerning that this kind of sugar would give a high benefit, a huge advantages of wellness for the society. </text:p>
      <text:p text:style-name="P2">This organic sugar is not highly processed, without any preservatives , anti caking agent /additive /carrier or chemical added, it is just be processed naturally. </text:p>
      <text:p text:style-name="P2">By the unrefined, not highly processed so all the nutrition are still retain, besides the low Glycemic index. So with these all, we should say the organic Coconut sugar is a future healthier sugar/sweetener. </text:p>
      <text:p text:style-name="P2">Incase you are looking for the future healthier sweetener, you have just come to the right source.</text:p>
      <text:p text:style-name="P2"/>
      <text:p text:style-name="P3">Page #3 description: Why Should Organic Coconut Sugar.</text:p>
      <text:p text:style-name="P2"/>
      <text:p text:style-name="P2">Coconut sugar (also called coconut palm sugar ) has become a popular alternative to white sugar due to its flavor and perceived health benefits. It’s also viewed as being unrefined ,much more natural, or less highly processed, than table sugar. </text:p>
      <text:p text:style-name="P2">It is natural made from coconut sap, which is the sugary circulating fluid of the coconut plant. </text:p>
      <text:p text:style-name="P2">Coconut sugar is made in 2 natural steps process : </text:p>
      <text:p text:style-name="P2">1.<text:tab/>A cut is made on the flower bud of the coconut palm and the liquid sap called neera is collected in to the containers, twice a day by the farmers. </text:p>
      <text:p text:style-name="P2">2.<text:tab/>The neera then is placed under heat until most of the water has evaporated. As the water evaporates, it starts to transform in to the thick syrup-like substance. From this form it is further reduced to crystal. </text:p>
      <text:p text:style-name="P2">During the process, from the liquid sap till granulated coconut sugar, there is no other ingredient or chemical added at all. Hence everything is natural and unrefined.</text:p>
      <text:p text:style-name="P2"><text:soft-page-break/></text:p>
      <text:p text:style-name="P2">Why should organic coconut sugar ? ( Font dibesarkan 2 step )</text:p>
      <text:p text:style-name="P2"/>
      <text:p text:style-name="P2">(Beri symbol telunjuk) Low Glycemic Impact ( Font dibesarkan ) </text:p>
      <text:p text:style-name="P2">( Beri symbol telunjuk ) Taste and flavor ( idem ) </text:p>
      <text:p text:style-name="P2">( Beri simbul telunjuk ) Nutrition Content ( idem ) </text:p>
      <text:p text:style-name="P2">( Beri simbul telunuk ) GMO Free and Organic ( idem ) </text:p>
      <text:p text:style-name="P2">( idem ) Earth Friendly ( idem ) </text:p>
      <text:p text:style-name="P2">( Idem ) Unrefined. ( idem )</text:p>
      <text:p text:style-name="P2"/>
      <text:p text:style-name="P3">Page #4 description: Product</text:p>
      <text:p text:style-name="P2"/>
      <text:p text:style-name="P2">Our product is organic coconut sugar , Organic coconut syrup and organic coconut block :</text:p>
      <text:p text:style-name="P2"/>
      <text:p text:style-name="P2">Untuk Organic coconut sugar ada 3 macam packaging, beri foto nya masing2 dan kalau di klik ada keterangannya.</text:p>
      <text:p text:style-name="P2"/>
      <text:p text:style-name="P2">Transparent Can, with easy opening on top Net W. 10oz/283g. </text:p>
      <text:p text:style-name="P2">Standing Pouch Net W. 1Lb/16 oz/454g. </text:p>
      <text:p text:style-name="P2">Paper sack Net W. 25 kgs.</text:p>
      <text:p text:style-name="P2"/>
      <text:p text:style-name="P2">Organic coconut syrup ( coming soon )</text:p>
      <text:p text:style-name="P2"/>
      <text:p text:style-name="P2">Organic coconut sugar block. ( coming soon )</text:p>
      <text:p text:style-name="P2"/>
      <text:p text:style-name="P3">Page #5 description: Export</text:p>
      <text:p text:style-name="P2"/>
      <text:p text:style-name="P2">Shipment option and the quantity :</text:p>
      <text:p text:style-name="P2"/>
      <text:p text:style-name="P2">Less container load ( LCL ) by sea freight , the minimum quantity :</text:p>
      <text:p text:style-name="P2"/>
      <text:p text:style-name="P2">Bulk, sack/25kgs,1 pallet (40 Sacks) =1,000kgs, approximately 3 CBM.</text:p>
      <text:p text:style-name="P2"/>
      <text:p text:style-name="P2">Pouch 1 lb/454g is 1 pallet(42 boxes @30) = 572 kgs, approximately 2 CBM.</text:p>
      <text:p text:style-name="P2"/>
      <text:p text:style-name="P2">Transparent Can 10 Oz/283g is 1 pallet (42 boxes@40)= 475.5 kgs, approximately 2 CBM.</text:p>
      <text:p text:style-name="P2"/>
      <text:p text:style-name="P2">Full container load ( FCL ) sea freight :</text:p>
      <text:p text:style-name="P2"/>
      <text:p text:style-name="P2">20’ with pallet : sack/25 kgs (545 sacks)= 13.625 kgs. </text:p>
      <text:p text:style-name="P2">20’ without pallet: sack/25 kgs (588 sacks)= 14.700 kgs.</text:p>
      <text:p text:style-name="P2"/>
      <text:p text:style-name="P2">20’ with pallet : Pouch/454g (620 boxes) = 8.444 kgs. </text:p>
      <text:p text:style-name="P2">20’ witout pallet : Pouch/454g (720 boxes)=9.806 kgs</text:p>
      <text:p text:style-name="P2"/>
      <text:p text:style-name="P2">20’ with pallet : Can/283g(620 boxes)= 7.018 kgs. </text:p>
      <text:p text:style-name="P2">20’ without pallet : Can/283g (720 boxes)=8.150 kgs.</text:p>
      <text:p text:style-name="P2"/>
      <text:p text:style-name="P2">40’ with pallet : sack/25kgs(1.016 sacks) = 25.400 kgs. </text:p>
      <text:p text:style-name="P2">40’without pallet : sack/25kgs(1.027sacks)= 25.675 kgs.</text:p>
      <text:p text:style-name="P2"/>
      <text:p text:style-name="P2">40’ with pallet :Pouch/454g(1.296 boxes)= 17.652 kgs. </text:p>
      <text:p text:style-name="P2"><text:soft-page-break/>40’ without pallet: Pouch/454g(1.500 boxes)= 20.430 kgs.</text:p>
      <text:p text:style-name="P2"/>
      <text:p text:style-name="P2">40’ with pallet : Can/283g(1.296 boxes)= 14.671 kgs. </text:p>
      <text:p text:style-name="P2">40’ without pallet : Can/283g( 1.500 boxes )= 16.980kgs</text:p>
      <text:p text:style-name="P2"/>
      <text:p text:style-name="P3">Page #6 description: FAQ</text:p>
      <text:p text:style-name="P2"/>
      <text:p text:style-name="P2">Does your coconut sugar certified organic ? </text:p>
      <text:p text:style-name="P2">Yes, we are certified USDA and EU by Control Union.</text:p>
      <text:p text:style-name="P2"/>
      <text:p text:style-name="P2">Do you arrange OEM/ private label ? </text:p>
      <text:p text:style-name="P2">Yes, we offer private labeling.</text:p>
      <text:p text:style-name="P2"/>
      <text:p text:style-name="P2">How do you pack ? </text:p>
      <text:p text:style-name="P2">Our packaging are: </text:p>
      <text:p text:style-name="P2">Transparent Can 10 Oz/ 283g, 1 box= 40 cans. </text:p>
      <text:p text:style-name="P2">Standing Pouch 1Lb/454g, I box= 30 Pouch. </text:p>
      <text:p text:style-name="P2">Bulk in paper sack/25 kgs.</text:p>
      <text:p text:style-name="P2"/>
      <text:p text:style-name="P2">What is the MOQ ? </text:p>
      <text:p text:style-name="P2">The MOQ for: </text:p>
      <text:p text:style-name="P2">Bulk packaging is 1 pallet =1,000kgs. </text:p>
      <text:p text:style-name="P2">Pouch 1 lb/454g is 1 pallet= 572 kgs </text:p>
      <text:p text:style-name="P2">Can 10 Oz/283g is 1 pallet= 475.5 kgs</text:p>
      <text:p text:style-name="P2"/>
      <text:p text:style-name="P2">What is the lead time ? </text:p>
      <text:p text:style-name="P2">The leadtime is 3-6 weeks after receiving the advance payment, depending our schedule of the current order.</text:p>
      <text:p text:style-name="P2"/>
      <text:p text:style-name="P2">Could you provide samples ? </text:p>
      <text:p text:style-name="P2">Yes we could provide samples free of charge, the courier cost is on yours . If you have shipping/ courier customer account, sample delivery will be arranged for a collect service.</text:p>
      <text:p text:style-name="P2"/>
      <text:p text:style-name="P2">How are the payment terms ?</text:p>
      <text:p text:style-name="P2"/>
      <text:p text:style-name="P2">We accept Telegraphic Transfer or LC. </text:p>
      <text:p text:style-name="P2">•<text:tab/>For smaller orders, three pallets and below, 100% advance full payment. </text:p>
      <text:p text:style-name="P2">•<text:tab/>For orders three pallets and above, 50% advance payment, balance paid 5 working days prior to shipment or delivery. </text:p>
      <text:p text:style-name="P2">•<text:tab/>Preferred method of payment is Wire Transfer.</text:p>
      <text:p text:style-name="P2"/>
      <text:p text:style-name="P3">Page #7 description: Shop</text:p>
      <text:p text:style-name="P2"/>
      <text:p text:style-name="P2">Ada 3 tampilan foto jika di klik ( akan tampil keterangannya masing2 foto ), lalu ada box quote, masuk ke inquiry. Ket: ...... up load Foto nyusul !!</text:p>
      <text:p text:style-name="P2"/>
      <text:p text:style-name="P2">Juga ada box terdiri dari :</text:p>
      <text:p text:style-name="P2"/>
      <text:p text:style-name="P2">First Name , lalu Last name </text:p>
      <text:p text:style-name="P2">Job Title </text:p>
      <text:p text:style-name="P2">Company name </text:p>
      <text:p text:style-name="P2">Email…………………. Lalu confirm Email……… </text:p>
      <text:p text:style-name="P2"><text:soft-page-break/>Business type: ada pilihan cursor : wholesaler, Distributor, importer, Manufacturer, retailer. </text:p>
      <text:p text:style-name="P2">Phone No </text:p>
      <text:p text:style-name="P2">City </text:p>
      <text:p text:style-name="P2">Country</text:p>
      <text:p text:style-name="P2"/>
      <text:p text:style-name="P2">Lalu box untuk message</text:p>
      <text:p text:style-name="P2"/>
      <text:p text:style-name="P2">Ada box utk code huruf</text:p>
      <text:p text:style-name="P2"/>
      <text:p text:style-name="P3">Page #8 description: Contact Us.</text:p>
      <text:p text:style-name="P2"/>
      <text:p text:style-name="P2">CV. Coco Green Farms</text:p>
      <text:p text:style-name="P2"/>
      <text:p text:style-name="P2">Jl. Kana no 9, Grogol, Sukoharjo 57552 </text:p>
      <text:p text:style-name="P2">Central Java, Indonesia </text:p>
      <text:p text:style-name="P2">Phone (62 271) 621 021; 621 246 </text:p>
      <text:p text:style-name="P2">Fax (62 271) 623 376 </text:p>
      <text:p text:style-name="P2">Email : cocogreenfarms@yahoo.com </text:p>
      <text:p text:style-name="P2">Website : www.cocogreenfarms.com</text:p>
      <text:p text:style-name="P2"/>
      <text:p text:style-name="P2">Beri box utk menuliskan message</text:p>
      <text:p text:style-name="P2"/>
      <text:p text:style-name="P3">Page #9 description: News</text:p>
      <text:p text:style-name="P2"/>
      <text:p text:style-name="P2">On November 8- 11, 2015, we participated in the SIAL Interfood exhibition. There was a huge visitors and so many of them were interested in our organic coconut sugar. They come from some countries eg, Singapore, Malaysia, Japan, China, Saudi Arabia, Hongary etc</text:p>
      <text:p text:style-name="P2"/>
      <text:p text:style-name="P3">Page #10 description: Our Services</text:p>
      <text:p text:style-name="P2"/>
      <text:p text:style-name="P2">Our company would be more than happy to provide you in 3 different services. </text:p>
      <text:p text:style-name="P2">We could provide you with our own label, with private label and the last is bulk orders. </text:p>
      <text:p text:style-name="P2">Pricing for our own label and private label depends on the quantity, the type of packaging, also size of per package.</text:p>
      <text:p text:style-name="P2"/>
      <text:p text:style-name="P2">Contest holder like the design of following website</text:p>
      <text:p text:style-name="P2">www.holosintegra.com</text:p>
      <text:p text:style-name="P2">www.cocosugar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vo" svg:font-family="Arvo, arial, verdana"/>
    <style:font-face style:name="Open Sans" svg:font-family="'Open Sans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2:27:34.043000000</meta:creation-date>
    <meta:print-date>2015-12-29T15:00:49.102000000</meta:print-date>
    <dc:date>2015-12-29T15:03:47.242000000</dc:date>
    <meta:editing-duration>PT2H21M3S</meta:editing-duration>
    <meta:editing-cycles>1</meta:editing-cycles>
    <meta:document-statistic meta:table-count="0" meta:image-count="0" meta:object-count="0" meta:page-count="4" meta:paragraph-count="116" meta:word-count="1169" meta:character-count="6931" meta:non-whitespace-character-count="5826"/>
    <meta:generator>LibreOffice/5.0.3.2$Windows_X86_64 LibreOffice_project/e5f16313668ac592c1bfb310f4390624e3dbfb75</meta:generator>
  </office:meta>
</office:document-meta>
</file>